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3cm" draw:fill="none" draw:fill-color="#ffffff" fo:padding-top="0.1cm" fo:padding-bottom="0.1cm" fo:padding-left="0.1cm" fo:padding-right="0.1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line draw:style-name="gr1" draw:layer="layout" svg:x1="0cm" svg:y1="1cm" svg:x2="2cm" svg:y2="1cm">
            <text:p/>
          </draw:line>
          <draw:line draw:style-name="gr2" draw:layer="layout" svg:x1="2cm" svg:y1="0cm" svg:x2="2cm" svg:y2="2cm">
            <text:p/>
          </draw:line>
          <draw:polygon draw:style-name="gr3" draw:layer="layout" svg:width="1.75cm" svg:height="2cm" svg:x="2cm" svg:y="0cm" svg:viewBox="0 0 1751 2001" draw:points="0,1000 1751,0 1751,2001">
            <text:p/>
          </draw:polygon>
          <draw:line draw:style-name="gr1" draw:layer="layout" svg:x1="3.75cm" svg:y1="1cm" svg:x2="5.7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Diode</dc:title>
    <meta:creation-date>2011-02-07T17:03:1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